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F0000019802B7D73BCE950693.jpg" manifest:media-type="image/jpeg"/>
  <manifest:file-entry manifest:full-path="Pictures/10000000000001B60000018C84F089F39D291226.jpg" manifest:media-type="image/jpeg"/>
  <manifest:file-entry manifest:full-path="Pictures/10000000000001D1000001EC6B0529D7DBD43479.jpg" manifest:media-type="image/jpeg"/>
  <manifest:file-entry manifest:full-path="Pictures/10000000000000AD000000A15E9AC538B06DC53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3.233cm" svg:height="6.908cm" svg:x="0.958cm" svg:y="0.892cm">
          <draw:image xlink:href="Pictures/10000000000000BF0000019802B7D73BCE950693.jpg" xlink:type="simple" xlink:show="embed" xlink:actuate="onLoad">
            <text:p/>
          </draw:image>
        </draw:frame>
        <draw:frame draw:style-name="gr1" draw:text-style-name="P1" draw:layer="layout" svg:width="6.059cm" svg:height="5.478cm" draw:transform="skewX (-0.000174532925199434) rotate (0.016929693744345) translate (4.7cm 1.123cm)">
          <draw:image xlink:href="Pictures/10000000000001B60000018C84F089F39D291226.jpg" xlink:type="simple" xlink:show="embed" xlink:actuate="onLoad">
            <text:p/>
          </draw:image>
        </draw:frame>
        <draw:frame draw:style-name="gr1" draw:text-style-name="P1" draw:layer="layout" svg:width="8.505cm" svg:height="9cm" svg:x="1.1cm" svg:y="8.8cm">
          <draw:image xlink:href="Pictures/10000000000001D1000001EC6B0529D7DBD43479.jpg" xlink:type="simple" xlink:show="embed" xlink:actuate="onLoad">
            <text:p/>
          </draw:image>
        </draw:frame>
        <draw:frame draw:style-name="gr1" draw:text-style-name="P1" draw:layer="layout" svg:width="10.208cm" svg:height="9.5cm" svg:x="2.2cm" svg:y="18.8cm">
          <draw:image xlink:href="Pictures/10000000000000AD000000A15E9AC538B06DC53C.jpg" xlink:type="simple" xlink:show="embed" xlink:actuate="onLoad">
            <text:p/>
          </draw:image>
        </draw:frame>
        <draw:frame draw:style-name="gr1" draw:text-style-name="P1" draw:layer="layout" svg:width="4.1cm" svg:height="8.76cm" svg:x="12.8cm" svg:y="0.892cm">
          <draw:image xlink:href="Pictures/10000000000000BF0000019802B7D73BCE95069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6:19:10.595000000</meta:creation-date>
    <meta:print-date>2020-05-04T16:27:41.085000000</meta:print-date>
    <dc:date>2020-05-04T16:27:50.396000000</dc:date>
    <meta:editing-duration>PT8M40S</meta:editing-duration>
    <meta:editing-cycles>1</meta:editing-cycles>
    <meta:document-statistic meta:object-count="5"/>
    <meta:generator>LibreOffice/5.4.4.2$Windows_X86_64 LibreOffice_project/2524958677847fb3bb44820e40380acbe820f960</meta:generator>
  </office:meta>
</office:document-meta>
</file>